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justify" style:justify-single-word="false" style:writing-mode="lr-tb"/>
      <style:text-properties fo:font-size="15pt" officeooo:rsid="0025dde3" officeooo:paragraph-rsid="0025dde3" style:font-size-asian="15pt" style:font-name-complex="IRZar" style:font-size-complex="15pt"/>
    </style:style>
    <style:style style:name="P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03ce0"/>
    </style:style>
    <style:style style:name="P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124de"/>
    </style:style>
    <style:style style:name="P7"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25dde3"/>
    </style:style>
    <style:style style:name="P8"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6a57a"/>
    </style:style>
    <style:style style:name="P9"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officeooo:rsid="00741e3e"/>
    </style:style>
    <style:style style:name="T2" style:family="text">
      <style:text-properties officeooo:rsid="007964bc"/>
    </style:style>
    <style:style style:name="T3" style:family="text">
      <style:text-properties officeooo:rsid="007daf63"/>
    </style:style>
    <style:style style:name="T4" style:family="text">
      <style:text-properties officeooo:rsid="007ea8a1"/>
    </style:style>
    <style:style style:name="T5" style:family="text">
      <style:text-properties fo:font-size="15pt" officeooo:rsid="008ad104" style:font-size-asian="15pt" style:font-name-complex="IRZar" style:font-size-complex="15pt"/>
    </style:style>
    <style:style style:name="T6" style:family="text">
      <style:text-properties fo:font-size="15pt" officeooo:rsid="00903ce0" style:font-size-asian="15pt" style:font-name-complex="IRZar" style:font-size-complex="15pt"/>
    </style:style>
    <style:style style:name="T7" style:family="text">
      <style:text-properties fo:font-size="15pt" officeooo:rsid="009124de" style:font-size-asian="15pt" style:font-name-complex="IRZar" style:font-size-complex="15pt"/>
    </style:style>
    <style:style style:name="T8" style:family="text">
      <style:text-properties fo:font-size="15pt" officeooo:rsid="007b4fe5" style:font-size-asian="15pt" style:font-name-complex="IRZar" style:font-size-complex="15pt"/>
    </style:style>
    <style:style style:name="T9" style:family="text">
      <style:text-properties fo:font-size="15pt" officeooo:rsid="0025dde3" style:font-size-asian="15pt" style:font-name-complex="IRZar" style:font-size-complex="15pt"/>
    </style:style>
    <style:style style:name="T10" style:family="text">
      <style:text-properties fo:font-size="15pt" officeooo:rsid="003d0934" style:font-size-asian="15pt" style:font-name-complex="IRZar" style:font-size-complex="15pt"/>
    </style:style>
    <style:style style:name="T11" style:family="text">
      <style:text-properties fo:font-size="15pt" officeooo:rsid="007c15f5" style:font-size-asian="15pt" style:font-name-complex="IRZar" style:font-size-complex="15pt"/>
    </style:style>
    <style:style style:name="T12" style:family="text">
      <style:text-properties fo:font-size="15pt" officeooo:rsid="00930446" style:font-size-asian="15pt" style:font-name-complex="IRZar" style:font-size-complex="15pt"/>
    </style:style>
    <style:style style:name="T13" style:family="text">
      <style:text-properties fo:font-size="15pt" officeooo:rsid="007daf63" style:font-size-asian="15pt" style:font-name-complex="IRZar" style:font-size-complex="15pt"/>
    </style:style>
    <style:style style:name="T14" style:family="text">
      <style:text-properties fo:font-size="15pt" officeooo:rsid="00969037" style:font-size-asian="15pt" style:font-name-complex="IRZar" style:font-size-complex="15pt"/>
    </style:style>
    <style:style style:name="T15" style:family="text">
      <style:text-properties fo:font-size="15pt" officeooo:rsid="0096a57a" style:font-size-asian="15pt" style:font-name-complex="IRZar" style:font-size-complex="15pt"/>
    </style:style>
    <style:style style:name="T16" style:family="text">
      <style:text-properties fo:font-size="15pt" officeooo:rsid="00eb9bc7" style:font-size-asian="15pt" style:font-name-complex="IRZar" style:font-size-complex="15pt"/>
    </style:style>
    <style:style style:name="T17" style:family="text">
      <style:text-properties fo:font-size="15pt" officeooo:rsid="00741e3e" style:font-size-asian="15pt" style:font-name-complex="IRZar" style:font-size-complex="15pt"/>
    </style:style>
    <style:style style:name="T18" style:family="text">
      <style:text-properties fo:font-size="15pt" officeooo:rsid="00ef2ab8" style:font-size-asian="15pt" style:font-name-complex="IRZar" style:font-size-complex="15pt"/>
    </style:style>
    <style:style style:name="T19" style:family="text">
      <style:text-properties fo:font-size="15pt" officeooo:rsid="00ee8085" style:font-size-asian="15pt" style:font-name-complex="IRZar" style:font-size-complex="15pt"/>
    </style:style>
    <style:style style:name="T20" style:family="text">
      <style:text-properties fo:font-size="15pt" officeooo:rsid="00f53732" style:font-size-asian="15pt" style:font-name-complex="IRZar" style:font-size-complex="15pt"/>
    </style:style>
    <style:style style:name="T21" style:family="text">
      <style:text-properties officeooo:rsid="009124de"/>
    </style:style>
    <style:style style:name="T22" style:family="text">
      <style:text-properties officeooo:rsid="00930446"/>
    </style:style>
    <style:style style:name="T23" style:family="text">
      <style:text-properties officeooo:rsid="00969037"/>
    </style:style>
    <style:style style:name="T24" style:family="text">
      <style:text-properties officeooo:rsid="0096a57a"/>
    </style:style>
    <style:style style:name="T25" style:family="text">
      <style:text-properties officeooo:rsid="00a2ff93"/>
    </style:style>
    <style:style style:name="T26" style:family="text">
      <style:text-properties officeooo:rsid="00dbd5f5"/>
    </style:style>
    <style:style style:name="T27" style:family="text">
      <style:text-properties officeooo:rsid="00ee8085"/>
    </style:style>
    <style:style style:name="T28" style:family="text">
      <style:text-properties officeooo:rsid="00ef2ab8"/>
    </style:style>
    <style:style style:name="T29"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مقدمه</text:p>
      <text:p text:style-name="P7"><text:span text:style-name="T17">از هنگام اختراع بطری لیدن که به عنوان اولین خازن الکتریکی محسوب می‌شود تا به امروز که شرکت‌های صنعتی درگیر بهبود عمل‌کرد ابرخازن‌های مدرن هستند، </text:span><text:span text:style-name="T9">محاسبه دقیق ظرفیت الکتریکی </text:span><text:span text:style-name="T17">یک</text:span><text:span text:style-name="T9"> چالش </text:span><text:span text:style-name="T17">جدی</text:span><text:span text:style-name="T9"> برای دانشمندان و محققان بوده است. [8] </text:span><text:span text:style-name="T18">در فرکانس‌های پایین</text:span><text:span text:style-name="T20">،</text:span><text:span text:style-name="T18"> </text:span><text:span text:style-name="T19">ظرفیت خازن الکتریکی صرفاً تابع </text:span><text:span text:style-name="T18">شکل هندسی ، ابعاد فیزیکی آن و جنس مواد به کار رفته در آن است. </text:span><text:span text:style-name="T5">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16">رد</text:span><text:span text:style-name="T5">. </text:span><text:span text:style-name="T16">به عنوان مثال </text:span><text:span text:style-name="T5">فرمول ظرفیت الکتریکی یک کرهٔ باردار به صورت دقیق و غیر تقریبی به دست می‌آید </text:span><text:span text:style-name="T5"><draw:g text:anchor-type="as-char" svg:y="-0.1102in" draw:z-index="0" draw:name="Shape1" draw:style-name="gr1"><svg:title>TexMaths</svg:title><svg:desc>12§latex§&amp; C = 4 \pi \varepsilon_0 &amp;§svg§1200§FALSE§</svg:desc><draw:g draw:style-name="gr2"><draw:path draw:style-name="gr3" draw:text-style-name="P10" svg:width="0.7189in" svg:height="0.1264in" svg:x="0in" svg:y="0.0083in" svg:viewBox="0 0 1827 322" svg:d="M914 322c-305 0-609 0-914 0 0-108 0-214 0-322 609 0 1218 0 1827 0 0 108 0 214 0 322-305 0-609 0-913 0z"><text:p/></draw:path><draw:path draw:style-name="gr4" draw:text-style-name="P11"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11"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11"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11"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11"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11"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5"><text:s/>. اما فرمولی که برای ظرفیت الکتریکی دو صفحه باردار استفاده می‌شود، تقریبی است </text:span><text:span text:style-name="T5"><draw:g text:anchor-type="as-char" svg:y="-0.1035in" draw:z-index="1" draw:name="Shape2" draw:style-name="gr1"><svg:title>TexMaths</svg:title><svg:desc>12§latex§&amp; C = \varepsilon_0 \frac{A}{d} &amp;§svg§1200§FALSE§</svg:desc><draw:g draw:style-name="gr2"><draw:path draw:style-name="gr3" draw:text-style-name="P10" svg:width="0.613in" svg:height="0.189in" svg:x="0.0004in" svg:y="0.0091in" svg:viewBox="0 0 1558 481" svg:d="M780 481c-261 0-520 0-780 0 0-160 0-321 0-481 519 0 1039 0 1558 0 0 160 0 321 0 481-259 0-519 0-778 0z"><text:p/></draw:path><draw:path draw:style-name="gr4" draw:text-style-name="P11"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11" svg:width="0.1098in" svg:height="0.0386in" svg:x="0.1764in" svg:y="0.0862in" svg:viewBox="0 0 280 99" svg:d="M265 17c6 0 15 0 15-9 0-8-9-8-14-8-84 0-169 0-253 0-6 0-13 0-13 8 0 9 7 9 14 9 84 0 167 0 251 0zM266 99c5 0 14 0 14-9 0-8-9-8-15-8-84 0-167 0-251 0-7 0-14 0-14 8 0 9 7 9 13 9 84 0 169 0 253 0z"><text:p/></draw:path><draw:path draw:style-name="gr4" draw:text-style-name="P11" svg:width="0.0665in" svg:height="0.0787in" svg:x="0.3551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11" svg:width="0.0535in" svg:height="0.0791in" svg:x="0.4343in" svg:y="0.0953in" svg:viewBox="0 0 137 202" svg:d="M137 102c0-32-4-56-18-77-9-13-28-25-51-25-68 0-68 81-68 102s0 100 68 100c69 0 69-79 69-100zM68 194c-14 0-32-9-38-33-4-17-4-41-4-64 0-20 0-43 5-60 6-23 25-29 37-29 16 0 32 10 36 27 5 16 5 37 5 62 0 23 0 45-3 63-6 28-26 34-38 34z"><text:p/></draw:path><draw:path draw:style-name="gr4" draw:text-style-name="P11"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11" svg:width="0.0992in" svg:height="0.0063in" svg:x="0.5228in" svg:y="0.1039in" svg:viewBox="0 0 253 17" svg:d="M126 17c-42 0-84 0-126 0 0-6 0-11 0-17 84 0 169 0 253 0 0 6 0 11 0 17-42 0-85 0-127 0z"><text:p/></draw:path><draw:path draw:style-name="gr4" draw:text-style-name="P11"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5"><text:s/>. در </text:span><text:span text:style-name="T6">اکثر</text:span><text:span text:style-name="T5"> موارد </text:span><text:span text:style-name="T6">برای</text:span><text:span text:style-name="T5"> </text:span><text:span text:style-name="T6">محاسبه </text:span><text:span text:style-name="T5">ظرفیت خازنی </text:span><text:span text:style-name="T6">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text:span text:style-name="T6">یکی از مواردی که در آن محاسبهٔ سریع ظرفیت خازنی مورد نیاز است،‌</text:span><text:span text:style-name="T7">حوزهٔ تست‌های غیر مخرّب است. استفاده از <text:s/>اندازه‌گیری خازنی در تست‌های غیر مخرّب در حال گسترش است. در این روش‌ </text:span><text:span text:style-name="T8">برای به دست آوردن </text:span><text:span text:style-name="T9">ویژگی</text:span><text:span text:style-name="T7">‌</text:span><text:span text:style-name="T9">های مورد نظر</text:span><text:span text:style-name="T8">، </text:span><text:span text:style-name="T9">می</text:span><text:span text:style-name="T10">‌</text:span><text:span text:style-name="T9">توان با تحلیل مسئله معکوس پارامترهای اندازه</text:span><text:span text:style-name="T10">‌</text:span><text:span text:style-name="T9">گیری شده</text:span><text:span text:style-name="T8">، پارامترهای مورد نظر را</text:span><text:span text:style-name="T9"> به دست آورد. </text:span><text:span text:style-name="T8">مثلاً </text:span><text:span text:style-name="T9">در سیستم های مبتنی بر حسگر خازنی مانند </text:span><text:span text:style-name="T16">«</text:span><text:span text:style-name="T9">روش تصویربرداری خازنی</text:span><text:span text:style-name="T16">»</text:span><text:span text:style-name="T9">، ماده </text:span><text:span text:style-name="T16">مورد نظر </text:span><text:span text:style-name="T9">توسط دو الکترود اسکن می شود و ظرفیت الکتریکی بین الکترودها در هر موقعیت ثبت می</text:span><text:span text:style-name="T10">‌</text:span><text:span text:style-name="T9">شود [7،21]. و می توان از آن برای تعیین اندازه و محل عیوب استفاده کرد [19]. روش تصویربرداری خازنی همچنین می</text:span><text:span text:style-name="T10">‌</text:span><text:span text:style-name="T9">تواند بر</text:span><text:span text:style-name="T7">ای تصویربرداری از </text:span><text:span text:style-name="T9">روی </text:span><text:span text:style-name="T7">سطح </text:span><text:soft-page-break/><text:span text:style-name="T9">اجسام فلزی استفاده شود و برای ایجاد تصویر سطحی از </text:span><text:span text:style-name="T7">یک جسم (مثلاً یک سکه)</text:span><text:span text:style-name="T9"> به عنوان یک مسئله معکوس استفاده شود [25].</text:span></text:p>
      <text:p text:style-name="P6"><text:span text:style-name="T9">برای حل یک "مسئله معکوس"، ابتدا به یک راه سریع و دقیق برای حل "مسئله </text:span><text:span text:style-name="T7">مستقیم</text:span><text:span text:style-name="T9">" نیاز داری</text:span><text:span text:style-name="T8">م</text:span><text:span text:style-name="T9">. این به این معنی است که محاسبه ظرفیت باید هوشمندانه به گونه ای انجام شود که بدون اتلاف زمان </text:span><text:span text:style-name="T16">پردازنده</text:span><text:span text:style-name="T9"> </text:span><text:span text:style-name="T11">بتوان بارها </text:span><text:span text:style-name="T9">تکرار شود.</text:span></text:p>
      <text:p text:style-name="P6"><text:span text:style-name="T9">این </text:span><text:span text:style-name="T11">پایان‌نامه</text:span><text:span text:style-name="T9"> بر استخراج ظرفیت خازن</text:span><text:span text:style-name="T11">‌</text:span><text:span text:style-name="T9">های شکاف هوا تمرکز دارد. نتایج برای محاسبه ظرفیت خازن های دی الکتریک قابل </text:span><text:span text:style-name="T11">تعمیم است</text:span><text:span text:style-name="T9">. همچنین بسیاری از م</text:span><text:span text:style-name="T11">سائل</text:span><text:span text:style-name="T9"> در مغناطیس استاتیک به دلیل دوگانگی الکتریسیته و مغناطیس به طور مشابه قابل حل است. م</text:span><text:span text:style-name="T11">سائل</text:span><text:span text:style-name="T9">ی مانند بازسازی شکل عیوب در بازرسی نشتی شار مغناطیسی را می توان از این طریق حل کرد [9].</text:span></text:p>
      <text:p text:style-name="P4"/>
      <text:p text:style-name="P2">ظرفیت الکتریکی خازن ها با روش<text:span text:style-name="T21">‌</text:span>های مختلفی مانند روش تفاضل محدود و اجزا محدود [14]، تکنیک مونت کارلو [17،32] و روش <text:span text:style-name="T3">ممان‌</text:span>ها [4] <text:span text:style-name="T21">قابل </text:span>محاسبه است. به جز روش<text:span text:style-name="T21">‌</text:span>های <text:span text:style-name="T21">مبتنی بر فرایند‌های </text:span>تصادفی، بقیه <text:span text:style-name="T21">روش‌ها </text:span>از یک معادله ماتریسی استفاده می<text:span text:style-name="T3">‌</text:span>کنند که باید حل شود تا ظرفیت هندسه مورد نظر به دست آید. اندازه این ماتریس یک پارامتر مهم است که بر زمان مورد نیاز برای محاسبه ظرفیت<text:span text:style-name="T22">، مستقیماً</text:span> تاثیر می<text:span text:style-name="T3">‌</text:span>گذارد.</text:p>
      <text:p text:style-name="P7"><text:span text:style-name="T9">اگر روی خازن</text:span><text:span text:style-name="T12">‌</text:span><text:span text:style-name="T9">های شکاف هوا تمرکز کنیم، روش های المان مرزی بهترین انتخاب برای محاسبه می</text:span><text:span text:style-name="T13">‌</text:span><text:span text:style-name="T9">شوند. در غیاب محیط دی الکتریک، فقط مرزهای هوا و فلز باید در نظر گرفته شو</text:span><text:span text:style-name="T12">ن</text:span><text:span text:style-name="T9">د. در روش ممان</text:span><text:span text:style-name="T12">‌ها</text:span><text:span text:style-name="T9"> (MOM)</text:span><text:span text:style-name="T12">،</text:span><text:span text:style-name="T9"> المان</text:span><text:span text:style-name="T12">‌</text:span><text:span text:style-name="T9">ها روی سطوح مرزی قرار می</text:span><text:span text:style-name="T13">‌</text:span><text:span text:style-name="T9">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12">،</text:span><text:span text:style-name="T9"> در روش‌های «</text:span><office:annotation office:name="__Annotation__886_1099844574" loext:resolved="false"><dc:creator>Unknown Author</dc:creator><dc:date>2023-02-12T07:35:47.355601366</dc:date><text:p text:style-name="P9"><text:span text:style-name="T29">آیا لازم است که در پاورقی اسم انگلیسی بیاید و یا باید در همینجا بیاید؟</text:span></text:p></office:annotation><text:span text:style-name="T9">تفا</text:span><text:span text:style-name="T12">ضل</text:span><text:span text:style-name="T9"> محدود</text:span><office:annotation-end office:name="__Annotation__886_1099844574"/><text:span text:style-name="T9">» </text:span><text:span text:style-name="T12">(finite difference)</text:span><text:span text:style-name="T9"> و «المان محدود» </text:span><text:span text:style-name="T12">(finite element)</text:span><text:span text:style-name="T9"> بسیار کوچک است. این دو تکنیک یک «ماتریس</text:span><text:span text:style-name="T12"> تُنُک» (sparse matrix) یا خلوت</text:span><text:span text:style-name="T9"> ایجاد می</text:span><text:span text:style-name="T13">‌</text:span><text:span text:style-name="T9">کنند.</text:span><text:span text:style-name="T12"> تکنیک‌های پیشرفته‌ای برای عملیات ماتریسی بر روی <text:s/>ماتریس‌های تُنُک</text:span><text:span text:style-name="T9"> </text:span><text:span text:style-name="T12">وجود دارد. </text:span><text:span text:style-name="T9">اما </text:span><text:span text:style-name="T14">در بیشتر مواقع </text:span><text:span text:style-name="T9">طولانی شدن زمان محاسبات به دلیل اندازه ماتریس نمی</text:span><text:span text:style-name="T13">‌</text:span><text:span text:style-name="T9">تواند با </text:span><text:span text:style-name="T14">این تکنیک‌های پیشرفته</text:span><text:span text:style-name="T12"> </text:span><text:span text:style-name="T9">جبران شود [15،36]. </text:span></text:p>
      <text:p text:style-name="P2">عناصر ماتریس <text:s/><text:span text:style-name="T23">به کار گرفته شده در روش ممان‌ها </text:span>را می<text:span text:style-name="T23">‌</text:span>توان با <text:span text:style-name="T3">انتگرال‌گیری</text:span> سطح<text:span text:style-name="T3">ی</text:span> در مناطق مرزی محاسبه کرد [18]. محاسب<text:span text:style-name="T23">هٔ</text:span> انتگرال<text:span text:style-name="T23">‌ها </text:span>را می<text:span text:style-name="T23">‌</text:span>توان به صورت تحلیلی [1،10،34] یا عددی [11،28] انجام داد. <text:s/><text:span text:style-name="T23">وبرای انجام انتگرال‌گیری</text:span> عددی<text:span text:style-name="T23">،</text:span> می<text:span text:style-name="T23">‌</text:span>توان به طور مستقیم <text:s/><text:span text:style-name="T23">به انتگرال‌گیری پرداخت و </text:span>یا <text:span text:style-name="T23">از</text:span> تکنیک مونت کارلو [24] <text:span text:style-name="T23">استفاده کرد</text:span>. <text:span text:style-name="T23">روش‌های دیگری هم برای محاسبه انتگرال عددی وجود دارد.</text:span> <text:span text:style-name="T23">مثلاً با بسط </text:span>تابع گرین <text:span text:style-name="T23">می‌توان</text:span> پاسخ را به صورت <text:soft-page-break/>مجم<text:span text:style-name="T23">وع</text:span> عبارات <text:span text:style-name="T23">جبری </text:span>بساز<text:span text:style-name="T23">یم</text:span> [2،12،30،37]. <text:span text:style-name="T23">و در نهایت </text:span>در سال های اخیر، <text:span text:style-name="T23">از </text:span>روش های محاسباتی موازی برای سرعت بخشیدن به محاسبات استفاده شده است. [16،23].</text:p>
      <text:p text:style-name="P3">در این <text:span text:style-name="T25">پایان‌نامه</text:span>، از <text:span text:style-name="T23">یک </text:span>تبدیل انتگرال<text:span text:style-name="T23">ی</text:span> برای حل تحلیلی انتگرال های چهارگانه استفاده شده است که فرمول<text:span text:style-name="T26">‌</text:span>های دقیقی برای ضرایب ماتریس <text:span text:style-name="T23">ممان</text:span><text:span text:style-name="T26">‌</text:span><text:span text:style-name="T23">ها</text:span> بدون تقریب ارائه می<text:span text:style-name="T4">‌</text:span>دهد. این عبارات تحلیلی برای تولید ماتریس<text:span text:style-name="T23">‌های مسأله مورد نظر</text:span> اتصال استفاده شده است. <text:span text:style-name="T23">و در ادامه با حل </text:span>معادله ماتریس<text:span text:style-name="T23">ی، ظرفیت</text:span> الکتریکی خازن صفحه موازی <text:s/><text:span text:style-name="T23">با </text:span>شکاف هوا و خازن مکعب واحد محاسبه شده است. نتایج با روش های تقریبی محاسبه انتگرالی مقایسه شده است. <text:s/><text:span text:style-name="T23">و دقت بسیار خوبی در محاسبات دیده شده است.</text:span></text:p>
      <text:p text:style-name="P2"><text:span text:style-name="T23">در این پایان‌نامه </text:span>یک مسیر قابل درک برای حل <text:span text:style-name="T4">تحلیلی</text:span> انتگرال<text:span text:style-name="T4">‌</text:span>های چهارگانه و یک فرم بسیار منظم برای نتایج محاسبات تحلیلی ارائه شده است تا به محققان <text:span text:style-name="T23">در محاسبه</text:span> ظرفیت الکتریکی<text:span text:style-name="T23">،</text:span> برای هندسه<text:span text:style-name="T23">‌</text:span>های <text:span text:style-name="T23">دلخواه</text:span> خود <text:span text:style-name="T23">کمک ک</text:span>ند. <text:span text:style-name="T23">برای انجام محاسبات </text:span>یک کد پایتون <text:span text:style-name="T24">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8"><text:span text:style-name="T15">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8-23T22:44:47.314677531</dc:date>
    <meta:editing-duration>P1DT13H21M14S</meta:editing-duration>
    <meta:editing-cycles>83</meta:editing-cycles>
    <meta:document-statistic meta:table-count="0" meta:image-count="0" meta:object-count="0" meta:page-count="3" meta:paragraph-count="11" meta:word-count="961" meta:character-count="5163" meta:non-whitespace-character-count="4202"/>
  </office:meta>
</office:document-meta>
</file>